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95.95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54.74pt"/>
    </style:style>
    <style:style style:name="co39" style:family="table-column">
      <style:table-column-properties fo:break-before="auto" style:column-width="81.01pt"/>
    </style:style>
    <style:style style:name="co40" style:family="table-column">
      <style:table-column-properties fo:break-before="auto" style:column-width="82.49pt"/>
    </style:style>
    <style:style style:name="co41" style:family="table-column">
      <style:table-column-properties fo:break-before="auto" style:column-width="63.75pt"/>
    </style:style>
    <style:style style:name="co42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36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1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4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67" style:family="table-cell" style:parent-style-name="Default" style:data-style-name="N0">
      <style:table-cell-properties style:cell-protect="none" style:print-content="true" style:text-align-source="value-type" style:repeat-content="false"/>
      <style:paragraph-properties fo:margin-left="0pt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8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4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1"/>
        <table:table-column table:style-name="co2" table:default-cell-style-name="ce21"/>
        <table:table-column table:style-name="co3" table:number-columns-repeated="62" table:default-cell-style-name="ce21"/>
        <table:table-row table:style-name="ro1">
          <table:table-cell table:style-name="ce10" office:value-type="string" calcext:value-type="string">
            <text:p>Course name</text:p>
          </table:table-cell>
          <table:table-cell table:style-name="ce10" office:value-type="string" calcext:value-type="string">
            <text:p>Course code</text:p>
          </table:table-cell>
          <table:table-cell table:style-name="ce10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Cognitive Robotics</text:p>
          </table:table-cell>
          <table:table-cell table:style-name="ce14" office:value-type="string" calcext:value-type="string">
            <text:p>SOW-MKI68</text:p>
          </table:table-cell>
          <table:table-cell table:style-name="ce14" office:value-type="string" calcext:value-type="string">
            <text:p>uni.cogr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6"/>
        <table:table-column table:style-name="co3" table:number-columns-repeated="59" table:default-cell-style-name="ce21"/>
        <table:table-row table:style-name="ro1"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Lecture topic</text:p>
          </table:table-cell>
          <table:table-cell table:style-name="ce10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ntro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date" office:date-value="2020-09-02T10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mbodied Cognition</text:p>
          </table:table-cell>
          <table:table-cell table:style-name="ce14" office:value-type="float" office:value="2" calcext:value-type="float">
            <text:p>2</text:p>
          </table:table-cell>
          <table:table-cell table:style-name="ce27" office:value-type="date" office:date-value="2020-09-09T10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float" office:value="3" calcext:value-type="float">
            <text:p>3</text:p>
          </table:table-cell>
          <table:table-cell table:style-name="ce27" office:value-type="date" office:date-value="2020-09-16T10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float" office:value="4" calcext:value-type="float">
            <text:p>4</text:p>
          </table:table-cell>
          <table:table-cell table:style-name="ce27" office:value-type="date" office:date-value="2020-09-23T10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float" office:value="5" calcext:value-type="float">
            <text:p>5</text:p>
          </table:table-cell>
          <table:table-cell table:style-name="ce27" office:value-type="date" office:date-value="2020-09-30T10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date" office:date-value="2020-10-07T10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float" office:value="7" calcext:value-type="float">
            <text:p>7</text:p>
          </table:table-cell>
          <table:table-cell table:style-name="ce27" office:value-type="date" office:date-value="2020-10-14T10:30:00" calcext:value-type="date">
            <text:p>2020-10-14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27"/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27"/>
          <table:table-cell table:number-columns-repeated="59"/>
        </table:table-row>
        <table:table-row table:style-name="ro1" table:number-rows-repeated="985">
          <table:table-cell table:style-name="ce8" table:content-validation-name="val1"/>
          <table:table-cell table:style-name="ce8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39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3" table:default-cell-style-name="ce1"/>
        <table:table-column table:style-name="co3" table:number-columns-repeated="54" table:default-cell-style-name="ce2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Available</text:p>
          </table:table-cell>
          <table:table-cell table:style-name="ce36" office:value-type="string" calcext:value-type="string">
            <text:p>Due</text:p>
          </table:table-cell>
          <table:table-cell table:style-name="ce10" office:value-type="string" calcext:value-type="string">
            <text:p>Source Du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4"/>
          <table:table-cell table:style-name="ce14" office:value-type="string" calcext:value-type="string">
            <text:p>Opinion article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10-18T23:59:00" calcext:value-type="date">
            <text:p>2020-10-18</text:p>
          </table:table-cell>
          <table:table-cell table:style-name="ce14" office:value-type="string" calcext:value-type="string">
            <text:p>mail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Course guide</text:p>
          </table:table-cell>
          <table:table-cell table:style-name="ce38" office:value-type="float" office:value="720" calcext:value-type="float">
            <text:p>720</text:p>
          </table:table-cell>
          <table:table-cell table:number-columns-repeated="5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4"/>
          <table:table-cell table:style-name="ce14" office:value-type="string" calcext:value-type="string">
            <text:p>Individual work and report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1-01-17T23:59:00" calcext:value-type="date">
            <text:p>2021-01-17</text:p>
          </table:table-cell>
          <table:table-cell table:style-name="ce14" office:value-type="string" calcext:value-type="string">
            <text:p>mail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Course guide</text:p>
          </table:table-cell>
          <table:table-cell table:style-name="ce38" office:value-type="float" office:value="720" calcext:value-type="float">
            <text:p>720</text:p>
          </table:table-cell>
          <table:table-cell table:number-columns-repeated="54"/>
        </table:table-row>
        <table:table-row table:style-name="ro2">
          <table:table-cell table:style-name="ce14" table:number-columns-repeated="4"/>
          <table:table-cell table:style-name="ce34"/>
          <table:table-cell table:style-name="ce27"/>
          <table:table-cell table:style-name="ce14" table:number-columns-repeated="3"/>
          <table:table-cell table:style-name="ce38"/>
          <table:table-cell table:number-columns-repeated="54"/>
        </table:table-row>
        <table:table-row table:style-name="ro2" table:number-rows-repeated="2">
          <table:table-cell table:style-name="ce14" table:number-columns-repeated="5"/>
          <table:table-cell table:style-name="ce27"/>
          <table:table-cell table:style-name="ce14" table:number-columns-repeated="3"/>
          <table:table-cell table:style-name="ce38"/>
          <table:table-cell table:number-columns-repeated="54"/>
        </table:table-row>
        <table:table-row table:style-name="ro1" table:number-rows-repeated="994">
          <table:table-cell table:style-name="ce8" table:content-validation-name="val4"/>
          <table:table-cell table:style-name="ce8" table:number-columns-repeated="4"/>
          <table:table-cell table:style-name="ce15" table:content-validation-name="val3"/>
          <table:table-cell table:style-name="ce8"/>
          <table:table-cell table:style-name="ce8" table:content-validation-name="val5"/>
          <table:table-cell table:style-name="ce8"/>
          <table:table-cell table:style-name="ce26" table:content-validation-name="val6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19" table:default-cell-style-name="ce51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25" table:default-cell-style-name="ce51"/>
        <table:table-column table:style-name="co26" table:default-cell-style-name="ce5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47" office:value-type="string" calcext:value-type="string">
            <text:p>Old Course</text:p>
          </table:table-cell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2];[Lectures.C$1:.E100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 office:value-type="string" calcext:value-type="string">
            <text:p>Brightspace</text:p>
          </table:table-cell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3];[Lectures.C$1:.E100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 office:value-type="string" calcext:value-type="string">
            <text:p>Studeersnel</text:p>
          </table:table-cell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4];[Lectures.C$1:.E100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 office:value-type="string" calcext:value-type="string">
            <text:p>Aerostudents</text:p>
          </table:table-cell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5];[Lectures.C$1:.E100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 office:value-type="string" calcext:value-type="string">
            <text:p>Goldmine</text:p>
          </table:table-cell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6];[Lectures.C$1:.E100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7];[Lectures.C$1:.E100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8];[Lectures.C$1:.E100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9];[Lectures.C$1:.E100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10];[Lectures.C$1:.E100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46"/>
          <table:table-cell table:style-name="ce49"/>
          <table:table-cell table:style-name="ce46" table:number-columns-repeated="3"/>
          <table:table-cell table:style-name="ce52" table:number-columns-repeated="2"/>
          <table:table-cell table:style-name="ce18" table:content-validation-name="val3" table:formula="of:=VLOOKUP([.I11];[Lectures.C$1:.E100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47"/>
          <table:table-cell table:style-name="ce8"/>
          <table:table-cell table:style-name="ce47" table:number-columns-repeated="4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8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8" table:content-validation-name="val11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8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8" table:content-validation-name="val11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8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8" table:content-validation-name="val11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47" table:number-columns-repeated="6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7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8"/>
          <table:table-cell table:style-name="ce17" table:content-validation-name="val3"/>
          <table:table-cell table:style-name="ce54" table:content-validation-name="val9" table:number-columns-repeated="2"/>
          <table:table-cell table:style-name="ce54" table:content-validation-name="val10"/>
          <table:table-cell table:style-name="ce47"/>
          <table:table-cell table:style-name="ce47" table:content-validation-name="val11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21"/>
        <table:table-column table:style-name="co11" table:default-cell-style-name="ce21"/>
        <table:table-column table:style-name="co12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2">
          <table:table-cell table:style-name="ce44" table:number-columns-repeated="5"/>
          <table:table-cell table:style-name="ce8" table:content-validation-name="val12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44"/>
          <table:table-cell table:number-columns-repeated="56"/>
        </table:table-row>
        <table:table-row table:style-name="ro2">
          <table:table-cell table:style-name="ce44" table:number-columns-repeated="5"/>
          <table:table-cell table:style-name="ce8" table:content-validation-name="val12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44"/>
          <table:table-cell table:number-columns-repeated="56"/>
        </table:table-row>
        <table:table-row table:style-name="ro2">
          <table:table-cell table:style-name="ce44" table:number-columns-repeated="5"/>
          <table:table-cell table:style-name="ce8" table:content-validation-name="val12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44"/>
          <table:table-cell table:number-columns-repeated="56"/>
        </table:table-row>
        <table:table-row table:style-name="ro2">
          <table:table-cell table:style-name="ce44" table:number-columns-repeated="5"/>
          <table:table-cell table:style-name="ce8" table:content-validation-name="val12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44"/>
          <table:table-cell table:number-columns-repeated="56"/>
        </table:table-row>
        <table:table-row table:style-name="ro2">
          <table:table-cell table:style-name="ce44" table:number-columns-repeated="5"/>
          <table:table-cell table:style-name="ce8" table:content-validation-name="val12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44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2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1" table:default-cell-style-name="ce28"/>
        <table:table-column table:style-name="co12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29"/>
        <table:table-column table:style-name="co39" table:default-cell-style-name="ce28"/>
        <table:table-column table:style-name="co3" table:default-cell-style-name="ce28"/>
        <table:table-column table:style-name="co40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67" office:value-type="string" calcext:value-type="string">
            <text:p>L1 read:Dautenhahn2007</text:p>
          </table:table-cell>
          <table:table-cell table:style-name="ce8" table:content-validation-name="val13" office:value-type="string" calcext:value-type="string">
            <text:p>Intro</text:p>
          </table:table-cell>
          <table:table-cell table:style-name="ce22" table:content-validation-name="val14" table:formula="of:=VLOOKUP([.F2];[Lectures.C$1:.E1000];3;0)" office:value-type="date" office:date-value="2020-09-02T10:30:00" calcext:value-type="date">
            <text:p>2020-09-02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1 read:Thill_Zziemke_2015hri_ws</text:p>
          </table:table-cell>
          <table:table-cell table:style-name="ce8" table:content-validation-name="val13" office:value-type="string" calcext:value-type="string">
            <text:p>Intro</text:p>
          </table:table-cell>
          <table:table-cell table:style-name="ce22" table:content-validation-name="val14" table:formula="of:=VLOOKUP([.F3];[Lectures.C$1:.E1001];3;0)" office:value-type="date" office:date-value="2020-09-02T10:30:00" calcext:value-type="date">
            <text:p>2020-09-02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2 read:2014_ziemke_thill_robophilosophy</text:p>
          </table:table-cell>
          <table:table-cell table:style-name="ce8" table:content-validation-name="val13" office:value-type="string" calcext:value-type="string">
            <text:p>Embodied Cognition</text:p>
          </table:table-cell>
          <table:table-cell table:style-name="ce22" table:content-validation-name="val14" table:formula="of:=VLOOKUP([.F4];[Lectures.C$1:.E1002];3;0)" office:value-type="date" office:date-value="2020-09-09T10:30:00" calcext:value-type="date">
            <text:p>2020-09-09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2 read:barsalou_behav_brain_sci_1999 </text:p>
          </table:table-cell>
          <table:table-cell table:style-name="ce8" table:content-validation-name="val13" office:value-type="string" calcext:value-type="string">
            <text:p>Embodied Cognition</text:p>
          </table:table-cell>
          <table:table-cell table:style-name="ce22" table:content-validation-name="val14" table:formula="of:=VLOOKUP([.F5];[Lectures.C$1:.E1003];3;0)" office:value-type="date" office:date-value="2020-09-09T10:30:00" calcext:value-type="date">
            <text:p>2020-09-09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2 read:ziemke_2003_cogsci</text:p>
          </table:table-cell>
          <table:table-cell table:style-name="ce8" table:content-validation-name="val13" office:value-type="string" calcext:value-type="string">
            <text:p>Embodied Cognition</text:p>
          </table:table-cell>
          <table:table-cell table:style-name="ce22" table:content-validation-name="val14" table:formula="of:=VLOOKUP([.F6];[Lectures.C$1:.E1004];3;0)" office:value-type="date" office:date-value="2020-09-09T10:30:00" calcext:value-type="date">
            <text:p>2020-09-09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14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4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5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1" table:default-cell-style-name="ce1"/>
        <table:table-column table:style-name="co38" table:default-cell-style-name="ce2"/>
        <table:table-column table:style-name="co23" table:default-cell-style-name="ce1"/>
        <table:table-column table:style-name="co42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/>
          <table:table-cell table:style-name="ce60"/>
          <table:table-cell table:style-name="ce14" table:number-columns-repeated="2"/>
          <table:table-cell table:number-columns-repeated="60"/>
        </table:table-row>
        <table:table-row table:style-name="ro1" table:number-rows-repeated="8">
          <table:table-cell table:style-name="ce15" table:content-validation-name="val14"/>
          <table:table-cell table:style-name="ce7"/>
          <table:table-cell table:style-name="ce8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4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23:32:57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6T23:34:25.693000000</dc:date>
    <meta:editing-duration>PT40M44S</meta:editing-duration>
    <meta:editing-cycles>22</meta:editing-cycles>
    <meta:document-statistic meta:table-count="7" meta:cell-count="3952" meta:object-count="0"/>
  </office:meta>
</office:document-meta>
</file>